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479e" officeooo:paragraph-rsid="0020b4d2"/>
    </style:style>
    <style:style style:name="P2" style:family="paragraph" style:parent-style-name="Standard">
      <style:text-properties officeooo:rsid="002572a4" officeooo:paragraph-rsid="003055fd"/>
    </style:style>
    <style:style style:name="P3" style:family="paragraph" style:parent-style-name="Standard">
      <style:text-properties officeooo:rsid="0020b4d2" officeooo:paragraph-rsid="0023bbe4"/>
    </style:style>
    <style:style style:name="T1" style:family="text">
      <style:text-properties officeooo:rsid="001ff342"/>
    </style:style>
    <style:style style:name="T2" style:family="text">
      <style:text-properties officeooo:rsid="003055fd"/>
    </style:style>
    <style:style style:name="T3" style:family="text">
      <style:text-properties officeooo:rsid="00415a5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der <text:span text:style-name="T1">heutigen</text:span> Welt werden täglich <text:span text:style-name="T1">große </text:span>Daten<text:span text:style-name="T1">mengen</text:span> erzeugt. <text:span text:style-name="T1">Sei es im privaten Umwelt durch die Benutzung von Social-Media-Plattformen wie Facebook, Twitter, … oder in der Wirtschaft durch Börsendaten, medizinische Bilddaten, … . Im Zuge der zunehmenden Vernetzung von Alltagsgegenständen wie Fernseher, Kühlschrank, …, welches man auch als IoT(Internet of the Thinks) bezeichnet, stieg die täglich erzeugte Datenmenge nocheinmal sehr stark an. </text:span></text:p>
      <text:p text:style-name="P1"/>
      <text:p text:style-name="P3">Diese Daten können dabei strukturiert, semi-strukturiert oder unstrukturiert sein. <text:span text:style-name="T3">Strukturierte Daten können sehr leicht von Maschinen verarbeitet werden, da die über eine fest vorgegeben Struktur verfügen. Im Gegensatz dazu haben semi-strukturiete Daten eine lose Struktur, dies bedeuted, dass definiert ist, wie einzelne Bausteine auszusehen haben, jedoch nicht wie das Dokument aus den definierten Bausteinen entsteht. Über unstrukturierte Daten kann lediglich die Aussage treffen, um welchen Typ von Daten es sich handelt, also zum Beispiel, ob es ein Bild ist.</text:span></text:p>
      <text:p text:style-name="P3"/>
      <text:p text:style-name="P2">Diese riesigen unterschiedliche strukturierten Daten müssen effizient gespeichert und verarbeitet werden, damit ein Mehrwert entstehen kann. Relationale Datenbanksysteme stoßen dabei schnell an ihre Grenzen. <text:span text:style-name="T2">Für solche Zwecke ist es besser alternative Systeme einzusetzen wie NoSql-System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15:58:20.281932126</meta:creation-date>
    <dc:date>2017-07-16T22:53:43.212171792</dc:date>
    <meta:editing-duration>PT38M5S</meta:editing-duration>
    <meta:editing-cycles>13</meta:editing-cycles>
    <meta:generator>LibreOffice/5.3.4.2$Linux_X86_64 LibreOffice_project/30m0$Build-2</meta:generator>
    <meta:document-statistic meta:table-count="0" meta:image-count="0" meta:object-count="0" meta:page-count="1" meta:paragraph-count="3" meta:word-count="176" meta:character-count="1305" meta:non-whitespace-character-count="1130"/>
  </office:meta>
</office:document-meta>
</file>